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91b9"/>
    </style:style>
    <style:style style:name="T1" style:family="text">
      <style:text-properties officeooo:rsid="000591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edro, tiene 55 años. Sufrió un accidente y quedó sordo de un oído, antes de este accidente podía escuchar sonidos por ambos oídos. FootVibes permitirá a Pedro distinguir mejor las diversas notas musical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8T15:55:49.857000000</meta:creation-date>
    <meta:generator>LibreOffice/6.3.1.2$Windows_X86_64 LibreOffice_project/b79626edf0065ac373bd1df5c28bd630b4424273</meta:generator>
    <dc:date>2019-11-08T16:16:39.947000000</dc:date>
    <meta:editing-duration>PT20M51S</meta:editing-duration>
    <meta:editing-cycles>2</meta:editing-cycles>
    <meta:document-statistic meta:table-count="0" meta:image-count="0" meta:object-count="0" meta:page-count="1" meta:paragraph-count="1" meta:word-count="33" meta:character-count="206" meta:non-whitespace-character-count="174"/>
  </office:meta>
</office:document-meta>
</file>